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10-0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12-1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366" calcext:value-type="float">
            <text:p>6.73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08565517242" calcext:value-type="float">
            <text:p>6.663085655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2336" calcext:value-type="float">
            <text:p>6.64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33889655172" calcext:value-type="float">
            <text:p>6.60033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0984" calcext:value-type="float">
            <text:p>6.55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796" calcext:value-type="float">
            <text:p>6.62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77488" calcext:value-type="float">
            <text:p>6.72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78090322581" calcext:value-type="float">
            <text:p>6.788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9432" calcext:value-type="float">
            <text:p>6.80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56387096774" calcext:value-type="float">
            <text:p>6.883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71751724138" calcext:value-type="float">
            <text:p>6.8707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24232258065" calcext:value-type="float">
            <text:p>6.8672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67148387097" calcext:value-type="float">
            <text:p>7.2406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692" calcext:value-type="float">
            <text:p>7.31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4848" calcext:value-type="float">
            <text:p>7.40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6484" calcext:value-type="float">
            <text:p>7.524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823019354839" calcext:value-type="float">
            <text:p>7.618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94270967742" calcext:value-type="float">
            <text:p>7.640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7924" calcext:value-type="float">
            <text:p>7.660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13225806452" calcext:value-type="float">
            <text:p>7.7441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60248275862" calcext:value-type="float">
            <text:p>7.8816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04864516129" calcext:value-type="float">
            <text:p>7.9600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24285714286" calcext:value-type="float">
            <text:p>7.9302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81677419355" calcext:value-type="float">
            <text:p>7.923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47187096774" calcext:value-type="float">
            <text:p>8.0524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80993103448" calcext:value-type="float">
            <text:p>8.0568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45793548387" calcext:value-type="float">
            <text:p>8.0884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574" calcext:value-type="float">
            <text:p>8.14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80670967742" calcext:value-type="float">
            <text:p>8.076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1028" calcext:value-type="float">
            <text:p>8.036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6228" calcext:value-type="float">
            <text:p>8.005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8636" calcext:value-type="float">
            <text:p>8.001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74857142857" calcext:value-type="float">
            <text:p>7.9487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182141935484" calcext:value-type="float">
            <text:p>7.911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44548" calcext:value-type="float">
            <text:p>7.804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86967741936" calcext:value-type="float">
            <text:p>7.7448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7048" calcext:value-type="float">
            <text:p>7.7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67767741936" calcext:value-type="float">
            <text:p>7.7326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42838709677" calcext:value-type="float">
            <text:p>7.7414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1304" calcext:value-type="float">
            <text:p>7.69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802761290323" calcext:value-type="float">
            <text:p>7.718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8432" calcext:value-type="float">
            <text:p>7.78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33690322581" calcext:value-type="float">
            <text:p>7.8083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889685714286" calcext:value-type="float">
            <text:p>7.8288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8735483871" calcext:value-type="float">
            <text:p>7.861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4224516129" calcext:value-type="float">
            <text:p>8.222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1648" calcext:value-type="float">
            <text:p>8.27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74787096774" calcext:value-type="float">
            <text:p>8.355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6584" calcext:value-type="float">
            <text:p>8.49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43225806452" calcext:value-type="float">
            <text:p>8.620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94632258064" calcext:value-type="float">
            <text:p>8.6899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92" calcext:value-type="float">
            <text:p>8.6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54503225806" calcext:value-type="float">
            <text:p>8.6255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1384" calcext:value-type="float">
            <text:p>8.6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761048275862" calcext:value-type="float">
            <text:p>8.7076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85948387097" calcext:value-type="float">
            <text:p>8.7448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41083870968" calcext:value-type="float">
            <text:p>9.0144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536" calcext:value-type="float">
            <text:p>9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874838709677" calcext:value-type="float">
            <text:p>9.158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164" calcext:value-type="float">
            <text:p>9.18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61208" calcext:value-type="float">
            <text:p>9.1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30941935484" calcext:value-type="float">
            <text:p>9.149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27376" calcext:value-type="float">
            <text:p>9.15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662580645161" calcext:value-type="float">
            <text:p>9.136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53768" calcext:value-type="float">
            <text:p>9.08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36683870968" calcext:value-type="float">
            <text:p>9.0433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348028571429" calcext:value-type="float">
            <text:p>9.0134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65729032258" calcext:value-type="float">
            <text:p>8.9706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77434482759" calcext:value-type="float">
            <text:p>8.9807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84044444444" calcext:value-type="float">
            <text:p>8.93984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89310344828" calcext:value-type="float">
            <text:p>8.9718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94635294118" calcext:value-type="float">
            <text:p>9.050946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76509090909" calcext:value-type="float">
            <text:p>9.23876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5788" calcext:value-type="float">
            <text:p>9.05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39103448276" calcext:value-type="float">
            <text:p>9.1983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90008" calcext:value-type="float">
            <text:p>9.3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073627586207" calcext:value-type="float">
            <text:p>9.49073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59424" calcext:value-type="float">
            <text:p>9.49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17066666667" calcext:value-type="float">
            <text:p>9.4511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3024" calcext:value-type="float">
            <text:p>9.45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65574193549" calcext:value-type="float">
            <text:p>9.60965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3928" calcext:value-type="float">
            <text:p>9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0992" calcext:value-type="float">
            <text:p>9.58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33488" calcext:value-type="float">
            <text:p>9.62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419019354839" calcext:value-type="float">
            <text:p>9.584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57344516129" calcext:value-type="float">
            <text:p>9.575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14716" calcext:value-type="float">
            <text:p>9.69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47329032258" calcext:value-type="float">
            <text:p>9.784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0064" calcext:value-type="float">
            <text:p>9.8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82941935484" calcext:value-type="float">
            <text:p>9.880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244228571429" calcext:value-type="float">
            <text:p>9.8524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357677419355" calcext:value-type="float">
            <text:p>9.813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53703225807" calcext:value-type="float">
            <text:p>9.7045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1715862069" calcext:value-type="float">
            <text:p>9.6891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051741935484" calcext:value-type="float">
            <text:p>9.670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3752" calcext:value-type="float">
            <text:p>9.6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16941935484" calcext:value-type="float">
            <text:p>9.5531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10296774193" calcext:value-type="float">
            <text:p>9.5131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79364" calcext:value-type="float">
            <text:p>9.44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2683870968" calcext:value-type="float">
            <text:p>9.4091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7396" calcext:value-type="float">
            <text:p>9.42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7244" calcext:value-type="float">
            <text:p>9.402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3235862069" calcext:value-type="float">
            <text:p>9.3813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45832258065" calcext:value-type="float">
            <text:p>9.357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91914285714" calcext:value-type="float">
            <text:p>9.3679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94444444445" calcext:value-type="float">
            <text:p>9.39094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4985" calcext:value-type="float">
            <text:p>9.404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332446153846" calcext:value-type="float">
            <text:p>9.48332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868142857143" calcext:value-type="float">
            <text:p>9.5886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32485714286" calcext:value-type="float">
            <text:p>9.7293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772" calcext:value-type="float">
            <text:p>9.85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812" calcext:value-type="float">
            <text:p>9.9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876" calcext:value-type="float">
            <text:p>10.0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9048888889" calcext:value-type="float">
            <text:p>10.14690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54133333333" calcext:value-type="float">
            <text:p>9.7075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604" calcext:value-type="float">
            <text:p>9.7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26" calcext:value-type="float">
            <text:p>8.9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41066666667" calcext:value-type="float">
            <text:p>7.6884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19066666667" calcext:value-type="float">
            <text:p>7.7061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93866666667" calcext:value-type="float">
            <text:p>7.7219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12711111111" calcext:value-type="float">
            <text:p>7.76212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915" calcext:value-type="float">
            <text:p>7.70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58622222222" calcext:value-type="float">
            <text:p>7.63958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72888888889" calcext:value-type="float">
            <text:p>7.59572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198" calcext:value-type="float">
            <text:p>7.68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576" calcext:value-type="float">
            <text:p>7.7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83057142857" calcext:value-type="float">
            <text:p>7.8428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60461538462" calcext:value-type="float">
            <text:p>7.79760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73751724138" calcext:value-type="float">
            <text:p>7.7927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65307692308" calcext:value-type="float">
            <text:p>7.83365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24323076923" calcext:value-type="float">
            <text:p>7.86624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22246153846" calcext:value-type="float">
            <text:p>7.90522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845504" calcext:value-type="float">
            <text:p>7.93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59476923077" calcext:value-type="float">
            <text:p>7.98259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45369230769" calcext:value-type="float">
            <text:p>8.05545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6256" calcext:value-type="float">
            <text:p>8.1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4835" calcext:value-type="float">
            <text:p>8.059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96285714286" calcext:value-type="float">
            <text:p>7.9759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84114285714" calcext:value-type="float">
            <text:p>7.9818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37257142857" calcext:value-type="float">
            <text:p>7.9883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77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01828571429" calcext:value-type="float">
            <text:p>7.9840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04" meta:object-count="0"/>
    <meta:user-defined meta:name="AppVersion">3.0</meta:user-defined>
  </office:meta>
</office:document-meta>
</file>